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7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7.37cm" fo:min-width="12.2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1.18cm" fo:min-width="12.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8.64cm" fo:min-width="17.2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0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5.465cm" fo:min-width="12.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9.578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8.64cm" fo:min-width="16.01cm"/>
    </style:style>
    <style:style style:name="gr17" style:family="graphic" style:parent-style-name="standard">
      <style:graphic-properties draw:marker-start="Arrow" draw:marker-start-width="0.3cm" draw:fill="none" draw:textarea-vertical-align="middle"/>
    </style:style>
    <style:style style:name="gr18" style:family="graphic" style:parent-style-name="standard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style:text-autospace="none"/>
    </style:style>
    <style:style style:name="P4" style:family="paragraph">
      <style:paragraph-properties fo:text-align="center" style:text-autospace="none"/>
      <style:text-properties fo:color="#000000" fo:font-size="8pt" fo:text-shadow="none" style:font-size-asian="8pt" style:font-size-complex="8pt"/>
    </style:style>
    <style:style style:name="P5" style:family="paragraph">
      <style:paragraph-properties fo:text-align="center"/>
      <style:text-properties fo:color="#000000" fo:font-size="8pt" fo:text-shadow="none" style:font-size-asian="8pt" style:font-size-complex="8pt"/>
    </style:style>
    <style:style style:name="P6" style:family="paragraph">
      <style:paragraph-properties fo:text-align="center" style:text-autospace="none"/>
      <style:text-properties fo:color="#000000" fo:font-size="8pt" style:font-size-asian="8pt" style:font-size-complex="8pt"/>
    </style:style>
    <style:style style:name="P7" style:family="paragraph">
      <style:text-properties fo:font-size="8pt" style:font-size-asian="8pt" style:font-size-complex="8pt"/>
    </style:style>
    <style:style style:name="P8" style:family="paragraph">
      <style:text-properties fo:font-size="9pt" style:font-size-asian="9pt" style:font-size-complex="9pt"/>
    </style:style>
    <style:style style:name="P9" style:family="paragraph"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0000" style:text-outline="false" style:text-line-through-style="none" style:text-line-through-type="none" style:font-name="Courier New1" fo:font-size="8pt" fo:font-style="normal" fo:text-shadow="none" style:text-underline-style="none" fo:font-weight="normal" style:letter-kerning="true" style:font-name-asian="Courier New1" style:font-size-asian="8pt" style:font-style-asian="normal" style:font-weight-asian="normal" style:font-name-complex="Courier New1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ourier New1" fo:font-size="8pt" fo:font-style="normal" fo:text-shadow="none" style:text-underline-style="none" style:letter-kerning="true" style:font-name-asian="Courier New1" style:font-size-asian="8pt" style:font-style-asian="normal" style:font-name-complex="Courier New1" style:font-size-complex="8pt" style:font-style-complex="normal" style:text-emphasize="none" style:font-relief="none" style:text-overline-style="none" style:text-overline-color="font-color"/>
    </style:style>
    <style:style style:name="T4" style:family="text">
      <style:text-properties fo:color="#a9b7c6" style:text-outline="false" style:text-line-through-style="none" style:text-line-through-type="none" style:font-name="Courier New1" fo:font-size="14pt" fo:font-style="normal" fo:text-shadow="none" style:text-underline-style="none" fo:font-weight="normal" style:letter-kerning="true" style:font-name-asian="Courier New1" style:font-size-asian="14pt" style:font-style-asian="normal" style:font-weight-asian="normal" style:font-name-complex="Courier New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Courier New1" fo:font-size="8pt" fo:font-style="normal" fo:text-shadow="none" style:text-underline-style="none" fo:font-weight="bold" style:letter-kerning="true" style:font-name-asian="Courier New1" style:font-size-asian="8pt" style:font-style-asian="normal" style:font-weight-asian="bold" style:font-name-complex="Courier New1" style:font-size-complex="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7.62cm" svg:height="0.847cm" svg:x="18.145cm" svg:y="10.525cm">
          <text:p text:style-name="P1"><text:span text:style-name="T1">Class ChangerFormulas</text:span></text:p>
        </draw:rect>
        <draw:rect draw:style-name="gr1" draw:text-style-name="P4" draw:layer="layout" svg:width="7.62cm" svg:height="3.598cm" svg:x="18.145cm" svg:y="11.372cm">
          <text:p text:style-name="P3"><text:span text:style-name="T2">+addFormula return int</text:span><text:span text:style-name="T2"><text:line-break/></text:span><text:span text:style-name="T2"> +deleteFormula return int</text:span><text:span text:style-name="T2"><text:line-break/></text:span><text:span text:style-name="T2"> +createFormula return int</text:span><text:span text:style-name="T2"><text:line-break/></text:span><text:span text:style-name="T2"> +updateFormula return int</text:span><text:span text:style-name="T2"><text:line-break/></text:span><text:span text:style-name="T2"> +replaceValueInExpression </text:span></text:p>
          <text:p text:style-name="P3"><text:span text:style-name="T2">return boolean</text:span><text:span text:style-name="T2"><text:line-break/></text:span><text:span text:style-name="T2"> +findNextPositionVarInExpression() </text:span></text:p>
          <text:p text:style-name="P3"><text:span text:style-name="T2">return int</text:span><text:span text:style-name="T2"><text:line-break/></text:span><text:span text:style-name="T2"> +Calculation return IntemExpendeture</text:span></text:p>
        </draw:rect>
        <draw:rect draw:style-name="gr1" draw:text-style-name="P2" draw:layer="layout" svg:width="6.35cm" svg:height="0.635cm" svg:x="10.16cm" svg:y="4.54cm">
          <text:p text:style-name="P1"><text:span text:style-name="T1">Class FormulaExeption</text:span></text:p>
        </draw:rect>
        <draw:rect draw:style-name="gr1" draw:text-style-name="P5" draw:layer="layout" svg:width="6.35cm" svg:height="1.27cm" svg:x="10.16cm" svg:y="6.445cm">
          <text:p><text:span text:style-name="T2">+ __construct( string, string,</text:span></text:p>
          <text:p><text:span text:style-name="T2"><text:s/></text:span><text:span text:style-name="T2">string, string)</text:span><text:span text:style-name="T2"><text:line-break/></text:span><text:span text:style-name="T2"> + writeIntoLog()</text:span></text:p>
        </draw:rect>
        <draw:rect draw:style-name="gr1" draw:text-style-name="P6" draw:layer="layout" svg:width="6.35cm" svg:height="1.27cm" svg:x="10.16cm" svg:y="5.175cm">
          <text:p text:style-name="P3"><text:span text:style-name="T3">-message string;</text:span><text:span text:style-name="T3"><text:line-break/></text:span><text:span text:style-name="T3">-code string;</text:span><text:span text:style-name="T3"><text:line-break/></text:span><text:span text:style-name="T3">-file string;</text:span><text:span text:style-name="T3"><text:line-break/></text:span><text:span text:style-name="T3">-</text:span><text:span text:style-name="T2">line string;</text:span></text:p>
        </draw:rect>
        <draw:rect draw:style-name="gr1" draw:text-style-name="P2" draw:layer="layout" svg:width="7.62cm" svg:height="0.635cm" svg:x="24.495cm" svg:y="20.685cm">
          <text:p text:style-name="P1"><text:span text:style-name="T1">Class Formula</text:span></text:p>
        </draw:rect>
        <draw:rect draw:style-name="gr1" draw:text-style-name="P4" draw:layer="layout" svg:width="7.62cm" svg:height="1.27cm" svg:x="24.495cm" svg:y="23.225cm">
          <text:p text:style-name="P3"><text:span text:style-name="T2">+ getFormulaById(int) return string</text:span><text:span text:style-name="T4"> </text:span><text:span text:style-name="T2"><text:s text:c="2"/></text:span><text:span text:style-name="T2"><text:line-break/></text:span><text:span text:style-name="T2">+ checkFormulaSyntax(string) return int</text:span><text:span text:style-name="T2"><text:line-break/></text:span><text:span text:style-name="T2">+ getAllFormuls(resourse) return array</text:span></text:p>
        </draw:rect>
        <draw:rect draw:style-name="gr1" draw:text-style-name="P6" draw:layer="layout" svg:width="7.62cm" svg:height="1.905cm" svg:x="24.495cm" svg:y="21.32cm">
          <text:p text:style-name="P3"><text:span text:style-name="T2">-const ="$"; //якорь переменной в выражении</text:span><text:span text:style-name="T2"><text:line-break/></text:span><text:span text:style-name="T2">-formulaArray array // массив формул</text:span><text:span text:style-name="T2"><text:line-break/></text:span><text:span text:style-name="T2">-formulaCount int //количество формул</text:span><text:span text:style-name="T2"><text:line-break/></text:span><text:span text:style-name="T2">-expressionString string //выражение для </text:span></text:p>
          <text:p text:style-name="P3"><text:span text:style-name="T2">расчета</text:span></text:p>
        </draw:rect>
        <draw:rect draw:style-name="gr1" draw:text-style-name="P2" draw:layer="layout" svg:width="5.715cm" svg:height="0.794cm" svg:x="34.02cm" svg:y="2.27cm">
          <text:p text:style-name="P1"><text:span text:style-name="T1">Class OutPutResult</text:span></text:p>
        </draw:rect>
        <draw:rect draw:style-name="gr1" draw:text-style-name="P4" draw:layer="layout" svg:width="5.715cm" svg:height="1.587cm" svg:x="34.02cm" svg:y="3.858cm">
          <text:p text:style-name="P3"><text:span text:style-name="T2">+__construct(array)</text:span></text:p>
          <text:p text:style-name="P3"><text:span text:style-name="T2">+WriteIntoTable(array) </text:span></text:p>
          <text:p text:style-name="P3"><text:span text:style-name="T2">return json</text:span></text:p>
          <text:p text:style-name="P3"><text:span text:style-name="T2">+WriteIntoPdf (array) </text:span></text:p>
          <text:p text:style-name="P3"><text:span text:style-name="T2">return json</text:span></text:p>
        </draw:rect>
        <draw:rect draw:style-name="gr1" draw:text-style-name="P6" draw:layer="layout" svg:width="5.715cm" svg:height="0.794cm" svg:x="34.02cm" svg:y="3.064cm">
          <text:p text:style-name="P3"><text:span text:style-name="T2">-format string</text:span></text:p>
          <text:p text:style-name="P3"><text:span text:style-name="T2">-</text:span></text:p>
        </draw:rect>
        <draw:rect draw:style-name="gr1" draw:text-style-name="P2" draw:layer="layout" svg:width="5.08cm" svg:height="1.27cm" svg:x="28.305cm" svg:y="2.27cm">
          <text:p text:style-name="P1"><text:span text:style-name="T1">Class InputParameters</text:span></text:p>
        </draw:rect>
        <draw:rect draw:style-name="gr1" draw:text-style-name="P4" draw:layer="layout" svg:width="5.08cm" svg:height="0.635cm" svg:x="28.305cm" svg:y="6.08cm">
          <text:p text:style-name="P3"><text:span text:style-name="T2">+Construct(int, int, float,</text:span></text:p>
          <text:p text:style-name="P3"><text:span text:style-name="T2">Int, int, boolean, boolean) </text:span></text:p>
        </draw:rect>
        <draw:rect draw:style-name="gr1" draw:text-style-name="P6" draw:layer="layout" svg:width="5.08cm" svg:height="2.54cm" svg:x="28.305cm" svg:y="3.54cm">
          <text:p text:style-name="P3"><text:span text:style-name="T2">-height int</text:span></text:p>
          <text:p text:style-name="P3"><text:span text:style-name="T2">-Width int</text:span></text:p>
          <text:p text:style-name="P3"><text:span text:style-name="T2">-Thick float</text:span></text:p>
          <text:p text:style-name="P3"><text:span text:style-name="T2">-type_board int</text:span></text:p>
          <text:p text:style-name="P3"><text:span text:style-name="T2">-Count int</text:span></text:p>
          <text:p text:style-name="P3"><text:span text:style-name="T2">-is_masked boolean</text:span></text:p>
          <text:p text:style-name="P3"><text:span text:style-name="T2">-is_marked boolean</text:span></text:p>
          <text:p text:style-name="P3"><text:span text:style-name="T2"/></text:p>
        </draw:rect>
        <draw:rect draw:style-name="gr1" draw:text-style-name="P2" draw:layer="layout" svg:width="8.255cm" svg:height="0.635cm" svg:x="4.81cm" svg:y="18.145cm">
          <text:p text:style-name="P1"><text:span text:style-name="T1">Class Database</text:span></text:p>
        </draw:rect>
        <draw:rect draw:style-name="gr1" draw:text-style-name="P4" draw:layer="layout" svg:width="8.255cm" svg:height="2.54cm" svg:x="4.81cm" svg:y="20.05cm">
          <text:p text:style-name="P3"><text:span text:style-name="T2"><text:s/></text:span><text:span text:style-name="T2">+ __construct(string, string, string, int)</text:span><text:span text:style-name="T2"><text:line-break/></text:span><text:span text:style-name="T2"> + dbConnect(string, string, string, int)</text:span></text:p>
          <text:p text:style-name="P3"><text:span text:style-name="T2">Return resource</text:span><text:span text:style-name="T2"><text:line-break/></text:span><text:span text:style-name="T2"> + dbClose(resource) return booelan</text:span></text:p>
          <text:p text:style-name="P3"><text:span text:style-name="T2"><text:s/></text:span><text:span text:style-name="T2">+ printSqlQuery(string)</text:span></text:p>
          <text:p text:style-name="P3"><text:span text:style-name="T5"><text:s/></text:span><text:span text:style-name="T5">+ </text:span><text:span text:style-name="T2">doQuery(resource, string) return QueryResult</text:span></text:p>
          <text:p text:style-name="P3"><text:span text:style-name="T2"/></text:p>
        </draw:rect>
        <draw:rect draw:style-name="gr1" draw:text-style-name="P6" draw:layer="layout" svg:width="8.255cm" svg:height="1.27cm" svg:x="4.81cm" svg:y="18.78cm">
          <text:p text:style-name="P3"><text:span text:style-name="T2">-username</text:span><text:span text:style-name="T2"><text:line-break/></text:span><text:span text:style-name="T2">-password</text:span><text:span text:style-name="T2"><text:line-break/></text:span><text:span text:style-name="T2">-connectString</text:span><text:span text:style-name="T2"><text:line-break/></text:span><text:span text:style-name="T2">-port</text:span></text:p>
        </draw:rect>
        <draw:rect draw:style-name="gr1" draw:text-style-name="P2" draw:layer="layout" svg:width="5.08cm" svg:height="0.635cm" svg:x="4.81cm" svg:y="24.495cm">
          <text:p text:style-name="P1"><text:span text:style-name="T1">Class QueryResult</text:span></text:p>
        </draw:rect>
        <draw:rect draw:style-name="gr1" draw:text-style-name="P4" draw:layer="layout" svg:width="5.08cm" svg:height="1.27cm" svg:x="4.81cm" svg:y="25.765cm">
          <text:p text:style-name="P3"><text:span text:style-name="T2">+__construct</text:span></text:p>
          <text:p text:style-name="P3"><text:span text:style-name="T2">+__set</text:span></text:p>
          <text:p text:style-name="P3"><text:span text:style-name="T2">+__get</text:span></text:p>
        </draw:rect>
        <draw:rect draw:style-name="gr1" draw:text-style-name="P6" draw:layer="layout" svg:width="5.08cm" svg:height="0.635cm" svg:x="4.81cm" svg:y="25.13cm">
          <text:p text:style-name="P3"><text:span text:style-name="T2">-$_results array</text:span></text:p>
        </draw:rect>
        <draw:rect draw:style-name="gr1" draw:text-style-name="P2" draw:layer="layout" svg:width="6.985cm" svg:height="0.635cm" svg:x="10.16cm" svg:y="1.365cm">
          <text:p text:style-name="P1"><text:span text:style-name="T1">Class СheckerFormulSyntax</text:span><text:span text:style-name="T1"><text:tab/></text:span></text:p>
        </draw:rect>
        <draw:rect draw:style-name="gr1" draw:text-style-name="P4" draw:layer="layout" svg:width="6.985cm" svg:height="1.27cm" svg:x="10.16cm" svg:y="2.635cm">
          <text:p text:style-name="P3"><text:span text:style-name="T2">+CheckOrderOperation(string) return int</text:span></text:p>
          <text:p text:style-name="P3"><text:span text:style-name="T2">+CheckVariableExistretirn(string) </text:span></text:p>
          <text:p text:style-name="P3"><text:span text:style-name="T2">return int</text:span></text:p>
        </draw:rect>
        <draw:rect draw:style-name="gr1" draw:text-style-name="P6" draw:layer="layout" svg:width="6.985cm" svg:height="0.635cm" svg:x="10.16cm" svg:y="2cm">
          <text:p text:style-name="P3"><text:span text:style-name="T2">-RegularExpressions array</text:span></text:p>
        </draw:rect>
        <draw:line draw:style-name="gr2" draw:text-style-name="P2" draw:layer="layout" svg:x1="7.35cm" svg:y1="22.59cm" svg:x2="7.35cm" svg:y2="24.495cm">
          <text:p/>
        </draw:line>
        <draw:rect draw:style-name="gr1" draw:text-style-name="P2" draw:layer="layout" svg:width="3.81cm" svg:height="0.635cm" svg:x="17.78cm" svg:y="5.81cm">
          <text:p text:style-name="P1"><text:span text:style-name="T1">Class Exeption</text:span></text:p>
        </draw:rect>
        <draw:line draw:style-name="gr3" draw:text-style-name="P1" draw:layer="layout" svg:x1="17.78cm" svg:y1="6.445cm" svg:x2="16.51cm" svg:y2="6.445cm">
          <text:p/>
        </draw:line>
        <draw:rect draw:style-name="gr4" draw:text-style-name="P2" draw:layer="layout" svg:width="3.81cm" svg:height="0.635cm" svg:x="17.78cm" svg:y="6.445cm">
          <text:p/>
        </draw:rect>
        <draw:rect draw:style-name="gr4" draw:text-style-name="P2" draw:layer="layout" svg:width="3.81cm" svg:height="0.635cm" svg:x="17.78cm" svg:y="7.08cm">
          <text:p/>
        </draw:rect>
        <draw:frame draw:style-name="gr5" draw:text-style-name="P7" draw:layer="layout" svg:width="3.211cm" svg:height="1.588cm" svg:x="4.175cm" svg:y="23.542cm">
          <draw:text-box>
            <text:p><text:span text:style-name="T1">Структура результата запроса</text:span></text:p>
          </draw:text-box>
        </draw:frame>
        <draw:rect draw:style-name="gr1" draw:text-style-name="P2" draw:layer="layout" svg:width="5.08cm" svg:height="0.635cm" svg:x="10.525cm" svg:y="24.495cm">
          <text:p text:style-name="P1"><text:span text:style-name="T1">Class Rbac</text:span></text:p>
        </draw:rect>
        <draw:rect draw:style-name="gr1" draw:text-style-name="P4" draw:layer="layout" svg:width="5.08cm" svg:height="2.54cm" svg:x="10.525cm" svg:y="25.765cm">
          <text:p text:style-name="P3"><text:span text:style-name="T2">getRoles получение ролей</text:span></text:p>
          <text:p text:style-name="P3"><text:span text:style-name="T2">GetUserRoleById получение </text:span></text:p>
          <text:p text:style-name="P3"><text:span text:style-name="T2">Ролей пользователz по его id</text:span></text:p>
          <text:p text:style-name="P3"><text:span text:style-name="T2">CheckAccess проверка доступа</text:span></text:p>
        </draw:rect>
        <draw:rect draw:style-name="gr1" draw:text-style-name="P6" draw:layer="layout" svg:width="5.08cm" svg:height="0.635cm" svg:x="10.525cm" svg:y="25.13cm">
          <text:p text:style-name="P3"><text:span text:style-name="T2">Roles array</text:span></text:p>
        </draw:rect>
        <draw:frame draw:style-name="gr6" draw:text-style-name="P7" draw:layer="layout" svg:width="2.288cm" svg:height="0.887cm" svg:x="12.43cm" svg:y="23.608cm">
          <draw:text-box>
            <text:p><text:span text:style-name="T1">Доступ на </text:span></text:p>
            <text:p><text:span text:style-name="T1">основе ролей</text:span></text:p>
          </draw:text-box>
        </draw:frame>
        <draw:line draw:style-name="gr2" draw:text-style-name="P2" draw:layer="layout" svg:x1="11.16cm" svg:y1="22.59cm" svg:x2="11.16cm" svg:y2="24.495cm">
          <text:p/>
        </draw:line>
        <draw:frame draw:style-name="gr7" draw:text-style-name="P8" draw:layer="layout" svg:width="3.199cm" svg:height="1cm" svg:x="14.335cm" svg:y="0.365cm">
          <draw:text-box>
            <text:p><text:span text:style-name="T6">Проверка формул</text:span></text:p>
          </draw:text-box>
        </draw:frame>
        <draw:custom-shape draw:style-name="gr8" draw:text-style-name="P1" draw:layer="layout" svg:width="12.7cm" svg:height="7.62cm" svg:x="9.255cm" svg:y="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7cm" svg:height="11.43cm" svg:x="4.175cm" svg:y="17.51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.593cm" svg:height="0.645cm" svg:x="6.08cm" svg:y="16.865cm">
          <draw:text-box>
            <text:p><text:span text:style-name="T7">База данных</text:span></text:p>
          </draw:text-box>
        </draw:frame>
        <draw:line draw:style-name="gr11" draw:text-style-name="P1" draw:layer="layout" svg:x1="13.335cm" svg:y1="4.54cm" svg:x2="13.335cm" svg:y2="3.905cm">
          <text:p/>
        </draw:line>
        <draw:rect draw:style-name="gr1" draw:text-style-name="P2" draw:layer="layout" svg:width="7.62cm" svg:height="0.635cm" svg:x="24.495cm" svg:y="25.13cm">
          <text:p text:style-name="P1"><text:span text:style-name="T1">Class ItemExpendeture</text:span></text:p>
        </draw:rect>
        <draw:rect draw:style-name="gr1" draw:text-style-name="P4" draw:layer="layout" svg:width="7.62cm" svg:height="1.27cm" svg:x="24.495cm" svg:y="27.035cm">
          <text:p text:style-name="P3"><text:span text:style-name="T2">+ getItemById(int) return string</text:span><text:span text:style-name="T4"> </text:span><text:span text:style-name="T2"><text:s text:c="2"/></text:span><text:span text:style-name="T2"><text:line-break/></text:span><text:span text:style-name="T2">+ getItems(string) return int</text:span></text:p>
        </draw:rect>
        <draw:rect draw:style-name="gr1" draw:text-style-name="P6" draw:layer="layout" svg:width="7.62cm" svg:height="1.27cm" svg:x="24.495cm" svg:y="25.765cm">
          <text:p text:style-name="P3"><text:span text:style-name="T2">ItemsArray</text:span></text:p>
          <text:p text:style-name="P3"><text:span text:style-name="T2">ItemCount</text:span></text:p>
        </draw:rect>
        <draw:rect draw:style-name="gr1" draw:text-style-name="P2" draw:layer="layout" svg:width="7.62cm" svg:height="0.635cm" svg:x="32.75cm" svg:y="21.32cm">
          <text:p text:style-name="P1"><text:span text:style-name="T1">Class Constants</text:span></text:p>
        </draw:rect>
        <draw:rect draw:style-name="gr1" draw:text-style-name="P4" draw:layer="layout" svg:width="7.62cm" svg:height="1.27cm" svg:x="32.75cm" svg:y="23.225cm">
          <text:p text:style-name="P3"><text:span text:style-name="T2">+ getConstants() return string</text:span><text:span text:style-name="T4"> </text:span><text:span text:style-name="T2"><text:s text:c="2"/></text:span><text:span text:style-name="T2"><text:line-break/></text:span><text:span text:style-name="T2">+ getConstantById(string) return int</text:span></text:p>
        </draw:rect>
        <draw:rect draw:style-name="gr1" draw:text-style-name="P6" draw:layer="layout" svg:width="7.62cm" svg:height="1.27cm" svg:x="32.75cm" svg:y="21.955cm">
          <text:p text:style-name="P3"><text:span text:style-name="T2">ConstantList array</text:span></text:p>
          <text:p text:style-name="P3"><text:span text:style-name="T2">Type string</text:span></text:p>
          <text:p text:style-name="P3"><text:span text:style-name="T2">Status boolean</text:span></text:p>
          <text:p text:style-name="P3"><text:span text:style-name="T2"/></text:p>
        </draw:rect>
        <draw:rect draw:style-name="gr1" draw:text-style-name="P2" draw:layer="layout" svg:width="7.62cm" svg:height="0.635cm" svg:x="32.75cm" svg:y="25.13cm">
          <text:p text:style-name="P1"><text:span text:style-name="T1">Class MaterialExpendeture</text:span></text:p>
        </draw:rect>
        <draw:rect draw:style-name="gr1" draw:text-style-name="P4" draw:layer="layout" svg:width="7.62cm" svg:height="1.27cm" svg:x="32.75cm" svg:y="27.035cm">
          <text:p text:style-name="P3"><text:span text:style-name="T2">+ setCost(int)</text:span></text:p>
          <text:p text:style-name="P3"><text:span text:style-name="T2">+ getCostMaterial(int)</text:span><text:span text:style-name="T2"><text:line-break/></text:span><text:span text:style-name="T2">+ getAllMaterialExp()</text:span></text:p>
        </draw:rect>
        <draw:rect draw:style-name="gr1" draw:text-style-name="P6" draw:layer="layout" svg:width="7.62cm" svg:height="1.27cm" svg:x="32.75cm" svg:y="25.765cm">
          <text:p text:style-name="P3"><text:span text:style-name="T2">MaterialCost</text:span></text:p>
          <text:p text:style-name="P3"><text:span text:style-name="T2">materialList</text:span></text:p>
        </draw:rect>
        <draw:line draw:style-name="gr11" draw:text-style-name="P1" draw:layer="layout" svg:x1="32.75cm" svg:y1="23.225cm" svg:x2="32.115cm" svg:y2="23.225cm">
          <text:p/>
        </draw:line>
        <draw:line draw:style-name="gr11" draw:text-style-name="P1" draw:layer="layout" svg:x1="28.305cm" svg:y1="25.13cm" svg:x2="28.305cm" svg:y2="24.495cm">
          <text:p/>
        </draw:line>
        <draw:line draw:style-name="gr11" draw:text-style-name="P1" draw:layer="layout" svg:x1="32.75cm" svg:y1="26.4cm" svg:x2="32.115cm" svg:y2="26.4cm">
          <text:p/>
        </draw:line>
        <draw:custom-shape draw:style-name="gr12" draw:text-style-name="P1" draw:layer="layout" svg:width="17.78cm" svg:height="8.89cm" svg:x="23.86cm" svg:y="20.05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.266cm" svg:height="1.597cm" svg:x="32.75cm" svg:y="19.415cm">
          <draw:text-box>
            <text:p text:style-name="P9"><text:span text:style-name="T7">Формулы</text:span></text:p>
          </draw:text-box>
        </draw:frame>
        <draw:custom-shape draw:style-name="gr14" draw:text-style-name="P1" draw:layer="layout" svg:width="12.7cm" svg:height="5.715cm" svg:x="27.67cm" svg:y="1.635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0.078cm" svg:height="0.725cm" svg:x="32.75cm" svg:y="0.91cm">
          <draw:text-box>
            <text:p text:style-name="P9"><text:span text:style-name="T7">Входные данные, выходные данные</text:span></text:p>
          </draw:text-box>
        </draw:frame>
        <draw:custom-shape draw:style-name="gr16" draw:text-style-name="P1" draw:layer="layout" svg:width="16.51cm" svg:height="8.89cm" svg:x="17.51cm" svg:y="9.89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4.431cm" svg:height="0.645cm" svg:x="25.13cm" svg:y="9.245cm">
          <draw:text-box>
            <text:p><text:span text:style-name="T7">Операции с формулами</text:span></text:p>
          </draw:text-box>
        </draw:frame>
        <draw:rect draw:style-name="gr1" draw:text-style-name="P2" draw:layer="layout" svg:width="6.985cm" svg:height="0.847cm" svg:x="26.4cm" svg:y="10.102cm">
          <text:p text:style-name="P1"><text:span text:style-name="T1">Class InputDataGetter</text:span></text:p>
        </draw:rect>
        <draw:rect draw:style-name="gr1" draw:text-style-name="P4" draw:layer="layout" svg:width="6.985cm" svg:height="1.058cm" svg:x="26.4cm" svg:y="11.372cm">
          <text:p text:style-name="P3"><text:span text:style-name="T2">-getInputParametres()</text:span></text:p>
        </draw:rect>
        <draw:rect draw:style-name="gr1" draw:text-style-name="P4" draw:layer="layout" svg:width="6.985cm" svg:height="0.423cm" svg:x="26.4cm" svg:y="10.949cm">
          <text:p text:style-name="P3"><text:span text:style-name="T2">-InputParametres array</text:span></text:p>
        </draw:rect>
        <draw:rect draw:style-name="gr1" draw:text-style-name="P2" draw:layer="layout" svg:width="6.985cm" svg:height="0.847cm" svg:x="26.4cm" svg:y="12.642cm">
          <text:p text:style-name="P1"><text:span text:style-name="T1">Class InputDataSetter</text:span></text:p>
        </draw:rect>
        <draw:rect draw:style-name="gr1" draw:text-style-name="P4" draw:layer="layout" svg:width="6.985cm" svg:height="0.423cm" svg:x="26.4cm" svg:y="13.912cm">
          <text:p text:style-name="P3"><text:span text:style-name="T2">-setInputParametres(InputParametres)</text:span></text:p>
        </draw:rect>
        <draw:rect draw:style-name="gr1" draw:text-style-name="P4" draw:layer="layout" svg:width="6.985cm" svg:height="0.423cm" svg:x="26.4cm" svg:y="13.489cm">
          <text:p text:style-name="P3"><text:span text:style-name="T2"/></text:p>
        </draw:rect>
        <draw:rect draw:style-name="gr1" draw:text-style-name="P2" draw:layer="layout" svg:width="5.08cm" svg:height="0.847cm" svg:x="26.4cm" svg:y="14.97cm">
          <text:p text:style-name="P1"><text:span text:style-name="T1">Class OutputResultWriter</text:span></text:p>
        </draw:rect>
        <draw:rect draw:style-name="gr1" draw:text-style-name="P4" draw:layer="layout" svg:width="5.08cm" svg:height="1.27cm" svg:x="26.4cm" svg:y="16.875cm">
          <text:p text:style-name="P3"><text:span text:style-name="T2">+_construct()</text:span></text:p>
          <text:p text:style-name="P3"><text:span text:style-name="T2">setFormat(string)</text:span></text:p>
          <text:p text:style-name="P3"><text:span text:style-name="T2">GetResult()</text:span></text:p>
          <text:p text:style-name="P3"><text:span text:style-name="T2">writeResult(result, format)</text:span></text:p>
        </draw:rect>
        <draw:rect draw:style-name="gr1" draw:text-style-name="P4" draw:layer="layout" svg:width="5.08cm" svg:height="1.058cm" svg:x="26.4cm" svg:y="15.817cm">
          <text:p text:style-name="P3"><text:span text:style-name="T2">-Result obj</text:span></text:p>
          <text:p text:style-name="P3"><text:span text:style-name="T2">Format string</text:span><text:span text:style-name="T2"><text:tab/></text:span></text:p>
        </draw:rect>
        <draw:line draw:style-name="gr17" draw:text-style-name="P1" draw:layer="layout" svg:x1="27.035cm" svg:y1="18.78cm" svg:x2="27.035cm" svg:y2="20.05cm">
          <text:p/>
        </draw:line>
        <draw:line draw:style-name="gr18" draw:text-style-name="P1" draw:layer="layout" svg:x1="16.875cm" svg:y1="23.86cm" svg:x2="23.86cm" svg:y2="23.86cm">
          <text:p/>
        </draw:line>
        <draw:line draw:style-name="gr17" draw:text-style-name="P1" draw:layer="layout" svg:x1="31.48cm" svg:y1="7.35cm" svg:x2="31.48cm" svg:y2="9.89cm">
          <text:p/>
        </draw:line>
        <draw:line draw:style-name="gr18" draw:text-style-name="P1" draw:layer="layout" svg:x1="20.05cm" svg:y1="9.89cm" svg:x2="20.05cm" svg:y2="8.62cm">
          <text:p/>
        </draw:line>
        <draw:line draw:style-name="gr17" draw:text-style-name="P1" draw:layer="layout" svg:x1="11.795cm" svg:y1="17.51cm" svg:x2="11.795cm" svg:y2="8.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4T12:47:58.360000000</meta:creation-date>
    <dc:date>2014-12-28T23:22:05.998000000</dc:date>
    <meta:editing-duration>PT41M3S</meta:editing-duration>
    <meta:editing-cycles>4</meta:editing-cycles>
    <meta:generator>LibreOffice/4.3.5.2$Windows_x86 LibreOffice_project/3a87456aaa6a95c63eea1c1b3201acedf0751bd5</meta:generator>
    <meta:document-statistic meta:object-count="71"/>
  </office:meta>
</office:document-meta>
</file>